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12.51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12.486cm" svg:y="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6.111cm" svg:y="4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12.506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2.527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96cm" svg:height="1.39cm" svg:x="6.048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96cm" svg:height="1.39cm" svg:x="6.119cm" svg:y="7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12.52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6cm" svg:height="1.39cm" svg:x="6.119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6.119cm" svg:y="1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607cm" svg:y1="4.913cm" svg:x2="12.518cm" svg:y2="4.928cm" draw:start-shape="id1" draw:start-glue-point="10" draw:end-shape="id2" draw:end-glue-point="6" svg:d="M7607 4913l4911 15" svg:viewBox="0 0 4912 16">
          <text:p/>
        </draw:connector>
        <draw:connector draw:style-name="gr3" draw:text-style-name="P1" draw:layer="layout" draw:type="line" svg:x1="7.607cm" svg:y1="4.913cm" svg:x2="12.506cm" svg:y2="13.252cm" draw:start-shape="id1" draw:start-glue-point="10" draw:end-shape="id3" draw:end-glue-point="6" svg:d="M7607 4913l4899 8339" svg:viewBox="0 0 4900 8340">
          <text:p/>
        </draw:connector>
        <draw:connector draw:style-name="gr2" draw:text-style-name="P1" draw:layer="layout" draw:type="line" svg:x1="12.486cm" svg:y1="2.305cm" svg:x2="7.544cm" svg:y2="2.27cm" draw:start-shape="id4" draw:start-glue-point="6" draw:end-shape="id5" draw:end-glue-point="10" svg:d="M12486 2305l-4942-35" svg:viewBox="0 0 4943 36">
          <text:p/>
        </draw:connector>
        <draw:connector draw:style-name="gr3" draw:text-style-name="P1" draw:layer="layout" draw:type="line" svg:x1="12.506cm" svg:y1="13.252cm" svg:x2="7.615cm" svg:y2="7.969cm" draw:start-shape="id3" draw:end-shape="id6" svg:d="M12506 13252l-4891-5283" svg:viewBox="0 0 4892 5284">
          <text:p/>
        </draw:connector>
        <draw:connector draw:style-name="gr2" draw:text-style-name="P1" draw:layer="layout" draw:type="line" svg:x1="12.527cm" svg:y1="7.942cm" svg:x2="7.615cm" svg:y2="7.969cm" draw:start-shape="id7" draw:start-glue-point="6" draw:end-shape="id6" svg:d="M12527 7942l-4912 27" svg:viewBox="0 0 4913 28">
          <text:p/>
        </draw:connector>
        <draw:connector draw:style-name="gr3" draw:text-style-name="P1" draw:layer="layout" draw:type="line" svg:x1="12.705cm" svg:y1="2.797cm" svg:x2="7.615cm" svg:y2="7.969cm" draw:start-shape="id4" draw:start-glue-point="7" draw:end-shape="id6" draw:end-glue-point="10" svg:d="M12705 2797l-5090 5172" svg:viewBox="0 0 5091 5173">
          <text:p/>
        </draw:connector>
        <draw:connector draw:style-name="gr3" draw:text-style-name="P1" draw:layer="layout" draw:type="line" svg:x1="7.615cm" svg:y1="7.969cm" svg:x2="12.52cm" svg:y2="10.839cm" draw:start-shape="id6" draw:end-shape="id8" draw:end-glue-point="6" svg:d="M7615 7969l4905 2870" svg:viewBox="0 0 4906 2871">
          <text:p/>
        </draw:connector>
        <draw:connector draw:style-name="gr2" draw:text-style-name="P1" draw:layer="layout" draw:type="line" svg:x1="7.615cm" svg:y1="10.814cm" svg:x2="12.506cm" svg:y2="13.252cm" draw:start-shape="id9" draw:start-glue-point="10" draw:end-shape="id3" draw:end-glue-point="6" svg:d="M7615 10814l4891 2438" svg:viewBox="0 0 4892 24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8:06:39.870186953</dc:date>
    <dc:creator>elucterio </dc:creator>
    <meta:editing-duration>PT2H33M35S</meta:editing-duration>
    <meta:editing-cycles>9</meta:editing-cycles>
    <meta:generator>LibreOffice/4.2.8.2$Linux_X86_64 LibreOffice_project/420m0$Build-2</meta:generator>
    <meta:document-statistic meta:object-count="18"/>
  </office:meta>
</office:document-meta>
</file>